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re-et-contenu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re-et-contenu_5f_-notes">
      <style:graphic-properties draw:fill-color="#ffffff" fo:min-height="13.364cm"/>
    </style:style>
    <style:style style:name="pr10" style:family="presentation" style:parent-style-name="Master1-Layout2-obj-Titre-et-contenu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obj-Titre-et-contenu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2-obj-Titre-et-contenu_5f__5f_-notes">
      <style:graphic-properties draw:fill-color="#ffffff" fo:min-height="13.364cm"/>
    </style:style>
    <style:style style:name="pr13" style:family="presentation" style:parent-style-name="Master1-Layout2-obj-Titre-et-contenu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2-obj-Titre-et-contenu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5" style:family="presentation" style:parent-style-name="Master1-Layout2-obj-Titre-et-contenu_5f__5f__5f_-notes">
      <style:graphic-properties draw:fill-color="#ffffff" fo:min-height="13.364cm"/>
    </style:style>
    <style:style style:name="pr16" style:family="presentation" style:parent-style-name="Master1-Layout2-obj-Titre-et-contenu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7" style:family="presentation" style:parent-style-name="Master1-Layout2-obj-Titre-et-contenu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8" style:family="presentation" style:parent-style-name="Master1-Layout2-obj-Titre-et-contenu_5f__5f__5f__5f_-notes">
      <style:graphic-properties draw:fill-color="#ffffff" fo:min-height="13.364cm"/>
    </style:style>
    <style:style style:name="pr19" style:family="presentation" style:parent-style-name="Master1-Layout2-obj-Titre-et-contenu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0" style:family="presentation" style:parent-style-name="Master1-Layout2-obj-Titre-et-contenu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1" style:family="presentation" style:parent-style-name="Master1-Layout2-obj-Titre-et-contenu_5f__5f__5f__5f__5f_-notes">
      <style:graphic-properties draw:fill-color="#ffffff" fo:min-height="13.364cm"/>
    </style:style>
    <style:style style:name="pr22" style:family="presentation" style:parent-style-name="Master1-Layout2-obj-Titre-et-contenu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3" style:family="presentation" style:parent-style-name="Master1-Layout2-obj-Titre-et-contenu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4" style:family="presentation" style:parent-style-name="Master1-Layout2-obj-Titre-et-contenu_5f__5f__5f__5f__5f__5f_-notes">
      <style:graphic-properties draw:fill-color="#ffffff" fo:min-height="13.364cm"/>
    </style:style>
    <style:style style:name="pr25" style:family="presentation" style:parent-style-name="Master1-Layout2-obj-Titre-et-contenu_5f__5f__5f__5f__5f_-title">
      <style:graphic-properties fo:min-height="2.707cm"/>
    </style:style>
    <style:style style:name="pr26" style:family="presentation" style:parent-style-name="Master1-Layout2-obj-Titre-et-contenu_5f__5f__5f__5f__5f_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11" style:family="paragraph">
      <style:paragraph-properties fo:margin-top="0.6cm" fo:margin-bottom="0.1cm" fo:text-align="start" style:writing-mode="lr-tb"/>
    </style:style>
    <style:style style:name="P12" style:family="paragraph">
      <style:paragraph-properties fo:margin-top="0.6cm" fo:margin-bottom="0.1cm"/>
    </style:style>
    <style:style style:name="P13" style:family="paragraph">
      <style:paragraph-properties fo:margin-left="0.953cm" fo:margin-right="0cm" fo:margin-top="0.453cm" fo:margin-bottom="0.1cm" fo:line-height="100%" fo:text-align="start" fo:text-indent="-0.953cm" style:punctuation-wrap="hanging" style:writing-mode="lr-tb">
        <style:tab-stops/>
      </style:paragraph-properties>
    </style:style>
    <style:style style:name="P14" style:family="paragraph">
      <style:text-properties fo:font-size="16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80020" style:text-line-through-style="none" style:text-line-through-type="none" style:text-position="0% 100%" style:font-name="Arial2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404040" style:text-outline="false" style:text-line-through-style="none" style:text-line-through-type="none" style:text-position="0% 100%" style:font-name="Arial2" fo:font-size="1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normal" style:font-name-complex="Mangal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5000b" style:text-outline="false" style:text-line-through-style="none" style:text-line-through-type="none" style:text-position="0% 100%" style:font-name="Arial2" fo:font-size="1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bold" style:font-name-complex="Mangal2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Arial2" fo:font-size="18pt" fo:letter-spacing="normal" fo:language="fr" fo:country="F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normal" style:font-name-complex="Mangal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STATISTIQUES CIN 2020</text:span><text:span text:style-name="T1"><text:line-break/></text:span><text:span text:style-name="T1">SESSION 2</text:span></text:p>
          </draw:text-box>
        </draw:frame>
        <draw:frame draw:name="Sous-titr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Tayeb SAADI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2.278cm" svg:x="1.881cm" svg:y="1.693cm" presentation:class="title">
          <draw:text-box>
            <text:p text:style-name="P5"><text:span text:style-name="T3">Taux de variation ou évolution</text:span></text:p>
          </draw:text-box>
        </draw:frame>
        <draw:frame draw:name="Espace réservé du contenu 2" presentation:style-name="pr5" draw:text-style-name="P2" draw:layer="layout" svg:width="22.519cm" svg:height="7.598cm" svg:x="1.881cm" svg:y="6.002cm" presentation:class="outline" presentation:user-transformed="true">
          <draw:text-box>
            <text:p text:style-name="P6"><text:span text:style-name="T4">Le taux de variation permet de mesurer (par un calcul d’écarts relatifs) l’évolution</text:span></text:p>
            <text:p text:style-name="P6"><text:span text:style-name="T4"><text:s/></text:span><text:span text:style-name="T4">d’une variable entre 2 dates.</text:span></text:p>
            <text:p text:style-name="P6"><text:span text:style-name="T4"/></text:p>
            <text:p><text:span text:style-name="T5">Formule</text:span></text:p>
            <text:p><text:span text:style-name="T4">Taux de variation = </text:span><text:span text:style-name="T6">(valeur d’arrivée – valeur de départ)</text:span><text:span text:style-name="T4"> * 100</text:span></text:p>
            <text:p><text:span text:style-name="T4"><text:s text:c="46"/></text:span><text:span text:style-name="T4">valeur de départ</text:span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itre-et-contenu_5f_" presentation:presentation-page-layout-name="AL2T18">
        <draw:frame draw:name="Titre 1" presentation:style-name="pr7" draw:text-style-name="P2" draw:layer="layout" svg:width="23.88cm" svg:height="2.278cm" svg:x="1.881cm" svg:y="1.693cm" presentation:class="title">
          <draw:text-box>
            <text:p text:style-name="P5"><text:span text:style-name="T3">Taux de variation ou évolution</text:span></text:p>
          </draw:text-box>
        </draw:frame>
        <draw:frame draw:name="Espace réservé du contenu 2" presentation:style-name="pr8" draw:text-style-name="P2" draw:layer="layout" svg:width="24.119cm" svg:height="10cm" svg:x="1.881cm" svg:y="5.2cm" presentation:class="outline" presentation:user-transformed="true">
          <draw:text-box>
            <text:p text:style-name="P8"><text:span text:style-name="T5">Exemple</text:span></text:p>
            <text:p><text:span text:style-name="T4">« En France, le nombre d’allocataires du RSA est passé de 1 313 900 en 2009 à <text:s text:c="3"/>1 611 400 en 2013. »</text:span></text:p>
            <text:p><text:span text:style-name="T4">Source : DREES.</text:span></text:p>
            <text:p><text:span text:style-name="T4">Le taux de variation est donc de 22,64 %.</text:span></text:p>
            <text:p text:style-name="P8"><text:span text:style-name="T5">Lecture</text:span></text:p>
            <text:p><text:span text:style-name="T4">Entre 2009 et 2013, selon la DREES, le nombre d’allocataires du RSA a augmenté de 22,64 %.</text:span></text:p>
            <text:p><text:span text:style-name="T4"/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itre-et-contenu_5f__5f_" presentation:presentation-page-layout-name="AL2T18">
        <draw:frame draw:name="Titre 1" presentation:style-name="pr10" draw:text-style-name="P2" draw:layer="layout" svg:width="23.88cm" svg:height="2.278cm" svg:x="1.881cm" svg:y="1.693cm" presentation:class="title">
          <draw:text-box>
            <text:p text:style-name="P5"><text:span text:style-name="T3">Taux de variation ou évolution</text:span></text:p>
          </draw:text-box>
        </draw:frame>
        <draw:frame draw:name="Espace réservé du contenu 2" presentation:style-name="pr11" draw:text-style-name="P2" draw:layer="layout" svg:width="24.119cm" svg:height="8.6cm" svg:x="1.8cm" svg:y="6.4cm" presentation:class="outline" presentation:user-transformed="true">
          <draw:text-box>
            <text:p text:style-name="P8"><text:span text:style-name="T5">ATTENTION PIEGE</text:span></text:p>
            <text:p><text:span text:style-name="T4">Il ne faut pas confondre </text:span><text:span text:style-name="T6">un ralentissement et une baisse</text:span><text:span text:style-name="T4">.</text:span></text:p>
            <text:p><text:span text:style-name="T4">Si un taux de variation passe de 20 % à 15 %, il s’agit d’un ralentissement car même s’il est de 15 %, le taux de variation est positif et donc la variable étudiée continue d’augmenter mais moins qu’avant.</text:span></text:p>
            <text:p><text:span text:style-name="T4">Si un taux de variation est de - 3 %, il s’agit d’une baisse car le taux est négatif, ce qui implique que la variable diminue.</text:span></text:p>
            <text:p><text:span text:style-name="T4"/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itre-et-contenu_5f_" presentation:presentation-page-layout-name="AL2T18">
        <draw:frame draw:name="Titre 1" presentation:style-name="pr7" draw:text-style-name="P2" draw:layer="layout" svg:width="23.88cm" svg:height="2.278cm" svg:x="1.881cm" svg:y="1.693cm" presentation:class="title">
          <draw:text-box>
            <text:p text:style-name="P5"><text:span text:style-name="T3">Le coefficient multiplicateur</text:span></text:p>
          </draw:text-box>
        </draw:frame>
        <draw:frame draw:name="Espace réservé du contenu 2" presentation:style-name="pr8" draw:text-style-name="P2" draw:layer="layout" svg:width="23.6cm" svg:height="7.598cm" svg:x="2cm" svg:y="5.802cm" presentation:class="outline" presentation:user-transformed="true">
          <draw:text-box>
            <text:p text:style-name="P9"><text:span text:style-name="T4">Le coefficient multiplicateur permet de mesurer l’évolution d’une variable en</text:span></text:p>
            <text:p text:style-name="P9"><text:span text:style-name="T4"><text:s/></text:span><text:span text:style-name="T4">comparant la valeur d’arrivée à la valeur de départ, et en permettant de savoir par</text:span></text:p>
            <text:p text:style-name="P9"><text:span text:style-name="T4"><text:s/></text:span><text:span text:style-name="T4">combien il faut multiplier la valeur de départ pour obtenir la valeur d’arrivée.</text:span></text:p>
            <text:p text:style-name="P6"><text:span text:style-name="T4"/></text:p>
            <text:p><text:span text:style-name="T5">Formule</text:span></text:p>
            <text:p><text:span text:style-name="T4">Coefficient multiplicateur = Valeur d’arrivée / Valeur de départ</text:span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itre-et-contenu_5f__5f_" presentation:presentation-page-layout-name="AL2T18">
        <draw:frame draw:name="Titre 1" presentation:style-name="pr10" draw:text-style-name="P2" draw:layer="layout" svg:width="23.88cm" svg:height="2.278cm" svg:x="1.881cm" svg:y="1.693cm" presentation:class="title">
          <draw:text-box>
            <text:p text:style-name="P10"><text:span text:style-name="T3">Le coefficient multiplicateur</text:span></text:p>
          </draw:text-box>
        </draw:frame>
        <draw:frame draw:name="Espace réservé du contenu 2" presentation:style-name="pr11" draw:text-style-name="P2" draw:layer="layout" svg:width="24.119cm" svg:height="10cm" svg:x="1.881cm" svg:y="5.2cm" presentation:class="outline" presentation:user-transformed="true">
          <draw:text-box>
            <text:p text:style-name="P8"><text:span text:style-name="T5">Exemple</text:span></text:p>
            <text:p><text:span text:style-name="T4">« Dans le pays A, la consommation de soda par personne est passé de 5 litres par mois en 2013 à 10 litres par mois en 2014. »</text:span></text:p>
            <text:p><text:span text:style-name="T4">Le coefficient multiplicateur est de 2.</text:span></text:p>
            <text:p text:style-name="P8"><text:span text:style-name="T5">Lecture</text:span></text:p>
            <text:p><text:span text:style-name="T4">Entre 2013 et 2014, la consommation de soda par personne a été multipliée par 2 dans le pays A.</text:span></text:p>
            <text:p><text:span text:style-name="T4"/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itre-et-contenu_5f__5f__5f_" presentation:presentation-page-layout-name="AL2T18">
        <draw:frame draw:name="Titre 1" presentation:style-name="pr13" draw:text-style-name="P2" draw:layer="layout" svg:width="23.88cm" svg:height="2.278cm" svg:x="1.881cm" svg:y="1.693cm" presentation:class="title">
          <draw:text-box>
            <text:p text:style-name="P5"><text:span text:style-name="T3">Exercices</text:span></text:p>
          </draw:text-box>
        </draw:frame>
        <draw:frame draw:name="Espace réservé du contenu 2" presentation:style-name="pr14" draw:text-style-name="P2" draw:layer="layout" svg:width="24.119cm" svg:height="8.6cm" svg:x="1.8cm" svg:y="6.4cm" presentation:class="outline" presentation:user-transformed="true">
          <draw:text-box>
            <text:p text:style-name="P11"><text:span text:style-name="T5">PRINCIPE</text:span></text:p>
            <text:p text:style-name="P12"><text:span text:style-name="T4">valeur de départ → (taux de variation) → valeur d’arrivée</text:span></text:p>
            <text:p text:style-name="P11"><text:span text:style-name="T5"/></text:p>
            <text:p text:style-name="P11"><text:span text:style-name="T5">PLUSIEURS CAS :</text:span></text:p>
            <text:list text:style-name="L4">
              <text:list-item>
                <text:p><text:span text:style-name="T8">Calculer le taux de variation</text:span></text:p>
              </text:list-item>
              <text:list-item>
                <text:p><text:span text:style-name="T8">Calculer la valeur de départ</text:span></text:p>
              </text:list-item>
              <text:list-item>
                <text:p><text:span text:style-name="T8">Calculer la valeur d’arrivée</text:span></text:p>
              </text:list-item>
            </text:list>
            <text:list text:style-name="L2">
              <text:list-header>
                <text:p><text:span text:style-name="T8"/></text:p>
              </text:list-header>
            </text:list>
            <text:p text:style-name="P12"><text:span text:style-name="T4"/></text:p>
            <text:list text:style-name="L3">
              <text:list-header>
                <text:p text:style-name="P1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re-et-contenu_5f__5f__5f__5f_" presentation:presentation-page-layout-name="AL2T18">
        <draw:frame draw:name="Titre 1" presentation:style-name="pr16" draw:text-style-name="P2" draw:layer="layout" svg:width="23.88cm" svg:height="2.278cm" svg:x="1.881cm" svg:y="1.693cm" presentation:class="title">
          <draw:text-box>
            <text:p text:style-name="P5"><text:span text:style-name="T3">Exercices Cas 1</text:span></text:p>
          </draw:text-box>
        </draw:frame>
        <draw:frame draw:name="Espace réservé du contenu 2" presentation:style-name="pr17" draw:text-style-name="P2" draw:layer="layout" svg:width="24.119cm" svg:height="8.6cm" svg:x="1.8cm" svg:y="6.4cm" presentation:class="outline" presentation:user-transformed="true">
          <draw:text-box>
            <text:p text:style-name="P11"><text:span text:style-name="T5">CALCULER LE TAUX DE VARIATION</text:span></text:p>
            <text:p text:style-name="P12"><text:span text:style-name="T4">On applique simplement la formule :</text:span></text:p>
            <text:p text:style-name="P12"><text:span text:style-name="T4"/></text:p>
            <text:p><text:span text:style-name="T4">Taux de variation = </text:span><text:span text:style-name="T6">(valeur d’arrivée – valeur de départ)</text:span><text:span text:style-name="T4"> * 100</text:span></text:p>
            <text:p><text:span text:style-name="T4"><text:s text:c="46"/></text:span><text:span text:style-name="T4">valeur de départ</text:span></text:p>
            <text:list text:style-name="L2">
              <text:list-header>
                <text:p><text:span text:style-name="T8"/></text:p>
              </text:list-header>
            </text:list>
            <text:p text:style-name="P12"><text:span text:style-name="T4"/></text:p>
            <text:list text:style-name="L3">
              <text:list-header>
                <text:p text:style-name="P1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itre-et-contenu_5f__5f__5f__5f__5f_" presentation:presentation-page-layout-name="AL2T18">
        <draw:frame draw:name="Titre 1" presentation:style-name="pr19" draw:text-style-name="P2" draw:layer="layout" svg:width="23.88cm" svg:height="2.278cm" svg:x="1.881cm" svg:y="1.693cm" presentation:class="title">
          <draw:text-box>
            <text:p text:style-name="P5"><text:span text:style-name="T3">Exercices Cas 2</text:span></text:p>
          </draw:text-box>
        </draw:frame>
        <draw:frame draw:name="Espace réservé du contenu 2" presentation:style-name="pr20" draw:text-style-name="P2" draw:layer="layout" svg:width="24.119cm" svg:height="6cm" svg:x="1.8cm" svg:y="6.4cm" presentation:class="outline" presentation:user-transformed="true">
          <draw:text-box>
            <text:p text:style-name="P11"><text:span text:style-name="T5">CALCULER LA VALEUR DE DEPART</text:span></text:p>
            <text:p text:style-name="P12"><text:span text:style-name="T4"/></text:p>
            <text:p><text:span text:style-name="T4">Valeur de départ = <text:s text:c="4"/></text:span><text:span text:style-name="T6">(valeur d’arrivée)</text:span><text:span text:style-name="T4"> <text:s text:c="11"/>= <text:s text:c="11"/></text:span><text:span text:style-name="T6">(valeur d’arrivée)</text:span><text:span text:style-name="T4"> </text:span></text:p>
            <text:p><text:span text:style-name="T4"><text:s text:c="30"/></text:span><text:span text:style-name="T4">Coefficient multiplicateur <text:s text:c="9"/>(1 + taux de variation/100)</text:span></text:p>
            <text:list text:style-name="L2">
              <text:list-header>
                <text:p><text:span text:style-name="T8"/></text:p>
              </text:list-header>
            </text:list>
            <text:p text:style-name="P12"><text:span text:style-name="T4"/></text:p>
            <text:list text:style-name="L3">
              <text:list-header>
                <text:p text:style-name="P1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itre-et-contenu_5f__5f__5f__5f__5f__5f_" presentation:presentation-page-layout-name="AL2T18">
        <draw:frame draw:name="Titre 1" presentation:style-name="pr22" draw:text-style-name="P2" draw:layer="layout" svg:width="23.88cm" svg:height="2.278cm" svg:x="1.881cm" svg:y="1.693cm" presentation:class="title">
          <draw:text-box>
            <text:p text:style-name="P5"><text:span text:style-name="T3">Exercices Cas 3</text:span></text:p>
          </draw:text-box>
        </draw:frame>
        <draw:frame draw:name="Espace réservé du contenu 2" presentation:style-name="pr23" draw:text-style-name="P2" draw:layer="layout" svg:width="24.119cm" svg:height="6cm" svg:x="1.8cm" svg:y="6.4cm" presentation:class="outline" presentation:user-transformed="true">
          <draw:text-box>
            <text:p text:style-name="P11"><text:span text:style-name="T5">CALCULER LA VALEUR D’ARRIVEE</text:span></text:p>
            <text:p text:style-name="P12"><text:span text:style-name="T4"/></text:p>
            <text:p><text:span text:style-name="T4">Valeur d’arrivée = valeur de départ * Coefficient multiplicateur </text:span></text:p>
            <text:p><text:span text:style-name="T4"><text:s text:c="26"/></text:span><text:span text:style-name="T4">= valeur de départ * (1 + taux de variation/100)</text:span></text:p>
            <text:list text:style-name="L2">
              <text:list-header>
                <text:p><text:span text:style-name="T8"/></text:p>
              </text:list-header>
            </text:list>
            <text:p text:style-name="P12"><text:span text:style-name="T4"/></text:p>
            <text:list text:style-name="L3">
              <text:list-header>
                <text:p text:style-name="P1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re-et-contenu_5f_" presentation:presentation-page-layout-name="AL2T18">
        <draw:frame draw:name="Titre 1" presentation:style-name="pr7" draw:text-style-name="P2" draw:layer="layout" svg:width="23.88cm" svg:height="2.278cm" svg:x="1.881cm" svg:y="1.693cm" presentation:class="title">
          <draw:text-box>
            <text:p text:style-name="P5"><text:span text:style-name="T3">Les indices</text:span></text:p>
          </draw:text-box>
        </draw:frame>
        <draw:frame draw:name="Espace réservé du contenu 2" presentation:style-name="pr8" draw:text-style-name="P2" draw:layer="layout" svg:width="22.519cm" svg:height="7.598cm" svg:x="1.881cm" svg:y="6.002cm" presentation:class="outline" presentation:user-transformed="true">
          <draw:text-box>
            <text:p text:style-name="P9"><text:span text:style-name="T4">Un indice permet de mesurer l’évolution d’une variable grâce à une date de</text:span></text:p>
            <text:p text:style-name="P9"><text:span text:style-name="T4"><text:s/></text:span><text:span text:style-name="T4">référence.</text:span></text:p>
            <text:p text:style-name="P6"><text:span text:style-name="T4"/></text:p>
            <text:p><text:span text:style-name="T5">Remarque</text:span></text:p>
            <text:p><text:span text:style-name="T4">Il y a toujours une valeur de référence lorsque l’on parle d’un indice. On appelle cette date de référence to. Pour cette date l’indice est toujours de 100.</text:span></text:p>
            <text:p><text:span text:style-name="T4">Si l’année de base est 2010, cela signifie que l’indice en 2010 était de 100.</text:span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itre-et-contenu_5f_" presentation:presentation-page-layout-name="AL2T18">
        <draw:frame draw:name="Titre 1" presentation:style-name="pr7" draw:text-style-name="P2" draw:layer="layout" svg:width="23.88cm" svg:height="2.278cm" svg:x="1.881cm" svg:y="1.693cm" presentation:class="title">
          <draw:text-box>
            <text:p text:style-name="P5"><text:span text:style-name="T3">Les indices</text:span></text:p>
          </draw:text-box>
        </draw:frame>
        <draw:frame draw:name="Espace réservé du contenu 2" presentation:style-name="pr8" draw:text-style-name="P2" draw:layer="layout" svg:width="24.519cm" svg:height="8.198cm" svg:x="1.881cm" svg:y="6.002cm" presentation:class="outline" presentation:user-transformed="true">
          <draw:text-box>
            <text:p text:style-name="P8"><text:span text:style-name="T5">Formule</text:span></text:p>
            <text:p><text:span text:style-name="T4">Indice (t) = <text:s/></text:span><text:span text:style-name="T6"><text:s/>Valeur (t) </text:span><text:span text:style-name="T4"><text:s/>* 100</text:span></text:p>
            <text:p><text:span text:style-name="T4"><text:s text:c="19"/></text:span><text:span text:style-name="T4">Valeur (t0)</text:span></text:p>
            <text:p text:style-name="P8"><text:span text:style-name="T5">Exemple</text:span></text:p>
            <text:p><text:span text:style-name="T4">« Selon le ministère de l’Éducation nationale, il y avait 249 000 candidats pour le baccalauréat</text:span></text:p>
            <text:p><text:span text:style-name="T4"><text:s/></text:span><text:span text:style-name="T4">en France en 1970 et 622 000 candidats en 2009. Si l’année de base est de 1970, cela signifie</text:span></text:p>
            <text:p><text:span text:style-name="T4"><text:s/></text:span><text:span text:style-name="T4">que l’indice de 1970 est 100. Et l’indice pour 2009 est 249,8 car 622 000 / 249 000 * 100. »</text:span></text:p>
            <text:p><text:span text:style-name="T4"/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re-et-contenu_5f__5f_" presentation:presentation-page-layout-name="AL2T18">
        <draw:frame draw:name="Titre 1" presentation:style-name="pr10" draw:text-style-name="P2" draw:layer="layout" svg:width="23.88cm" svg:height="2.278cm" svg:x="1.881cm" svg:y="1.693cm" presentation:class="title">
          <draw:text-box>
            <text:p text:style-name="P5"><text:span text:style-name="T3">Les indices</text:span></text:p>
          </draw:text-box>
        </draw:frame>
        <draw:frame draw:name="Espace réservé du contenu 2" presentation:style-name="pr11" draw:text-style-name="P2" draw:layer="layout" svg:width="24.519cm" svg:height="8.198cm" svg:x="1.881cm" svg:y="6.002cm" presentation:class="outline" presentation:user-transformed="true">
          <draw:text-box>
            <text:p text:style-name="P8"><text:span text:style-name="T5">Lecture</text:span></text:p>
            <text:p><text:span text:style-name="T4">Ce qui est intéressant dans la lecture d’indice, c’est de savoir de combien la valeur a </text:span></text:p>
            <text:p><text:span text:style-name="T4">augmenté ou diminué entre ces 2 dates d’une façon rapide. </text:span></text:p>
            <text:p><text:span text:style-name="T4"/></text:p>
            <text:p><text:span text:style-name="T4">L’indice des candidats pour le baccalauréat a été multiplié par 2,498 (249,8/100). </text:span></text:p>
            <text:p><text:span text:style-name="T4">Par extension, on peut dire que le nombre de candidats a été multiplié par 2,498.</text:span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itre-et-contenu_5f__5f__5f_" presentation:presentation-page-layout-name="AL2T18">
        <draw:frame draw:name="Titre 1" presentation:style-name="pr13" draw:text-style-name="P2" draw:layer="layout" svg:width="23.88cm" svg:height="2.278cm" svg:x="1.881cm" svg:y="1.693cm" presentation:class="title">
          <draw:text-box>
            <text:p text:style-name="P5"><text:span text:style-name="T3">Relation entre les indicateurs (1/3)</text:span></text:p>
          </draw:text-box>
        </draw:frame>
        <draw:frame draw:name="Espace réservé du contenu 2" presentation:style-name="pr14" draw:text-style-name="P2" draw:layer="layout" svg:width="24.519cm" svg:height="8.198cm" svg:x="1.881cm" svg:y="6.002cm" presentation:class="outline" presentation:user-transformed="true">
          <draw:text-box>
            <text:p><text:span text:style-name="T8">On peut utiliser le taux de variation pour calculer un indice ou un coefficient multiplicateur :</text:span></text:p>
            <text:p><text:span text:style-name="T8">Indice = (Taux de variation / 100 + 1) * 100</text:span></text:p>
            <text:p><text:span text:style-name="T8">Coefficient multiplicateur = Taux de variation / 100 + 1</text:span></text:p>
            <text:p text:style-name="P8"><text:span text:style-name="T5"/></text:p>
            <text:p text:style-name="P8"><text:span text:style-name="T5">Exemple</text:span></text:p>
            <text:p><text:span text:style-name="T4">Si le taux de variation est de 50 % :</text:span></text:p>
            <text:p><text:span text:style-name="T4">L’indice est de (50/100 + 1) * 100 = 1,5 * 100 = 150</text:span></text:p>
            <text:p><text:span text:style-name="T4">Le coefficient multiplicateur est de 50/100 + 1 = 1,5</text:span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itre-et-contenu_5f__5f__5f__5f_" presentation:presentation-page-layout-name="AL2T18">
        <draw:frame draw:name="Titre 1" presentation:style-name="pr16" draw:text-style-name="P2" draw:layer="layout" svg:width="23.88cm" svg:height="2.278cm" svg:x="1.881cm" svg:y="1.693cm" presentation:class="title">
          <draw:text-box>
            <text:p text:style-name="P5"><text:span text:style-name="T3">Relation entre les indicateurs (2/3)</text:span></text:p>
          </draw:text-box>
        </draw:frame>
        <draw:frame draw:name="Espace réservé du contenu 2" presentation:style-name="pr17" draw:text-style-name="P2" draw:layer="layout" svg:width="24.519cm" svg:height="8.198cm" svg:x="1.881cm" svg:y="6.002cm" presentation:class="outline" presentation:user-transformed="true">
          <draw:text-box>
            <text:p><text:span text:style-name="T8">On peut utiliser le coefficient multiplicateur pour calculer un indice ou un taux de variation :</text:span></text:p>
            <text:p><text:span text:style-name="T8">Indice = coefficient multiplicateur * 100</text:span></text:p>
            <text:p><text:span text:style-name="T8">Taux de variation = (coefficient multiplicateur -1) * 100</text:span></text:p>
            <text:p text:style-name="P8"><text:span text:style-name="T5"/></text:p>
            <text:p text:style-name="P8"><text:span text:style-name="T5">Exemple</text:span></text:p>
            <text:p><text:span text:style-name="T4">Si le coefficient multiplicateur est de 2 :</text:span></text:p>
            <text:p><text:span text:style-name="T4">l’indice est de 200</text:span></text:p>
            <text:p><text:span text:style-name="T4">le taux de variation est de 100 %</text:span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itre-et-contenu_5f__5f__5f__5f__5f_" presentation:presentation-page-layout-name="AL2T18">
        <draw:frame draw:name="Titre 1" presentation:style-name="pr19" draw:text-style-name="P2" draw:layer="layout" svg:width="23.88cm" svg:height="2.278cm" svg:x="1.881cm" svg:y="1.693cm" presentation:class="title">
          <draw:text-box>
            <text:p text:style-name="P5"><text:span text:style-name="T3">Relation entre les indicateurs (3/3)</text:span></text:p>
          </draw:text-box>
        </draw:frame>
        <draw:frame draw:name="Espace réservé du contenu 2" presentation:style-name="pr20" draw:text-style-name="P2" draw:layer="layout" svg:width="24.519cm" svg:height="8.198cm" svg:x="1.881cm" svg:y="6.002cm" presentation:class="outline" presentation:user-transformed="true">
          <draw:text-box>
            <text:p><text:span text:style-name="T8">On peut utiliser l’indice pour calculer un coefficient multiplicateur ou un taux de variation :</text:span></text:p>
            <text:p><text:span text:style-name="T8">Coefficient multiplicateur = Indice d’arrivée / Indice de départ</text:span></text:p>
            <text:p><text:span text:style-name="T8">Taux de variation = (Indice d’arrivée - Indice de départ) / Indice de départ * 100</text:span></text:p>
            <text:p text:style-name="P8"><text:span text:style-name="T5"/></text:p>
            <text:p text:style-name="P8"><text:span text:style-name="T5">Exemple</text:span></text:p>
            <text:p><text:span text:style-name="T4">Si l’indice en 2014 est de 140 avec comme année de base 2010.</text:span></text:p>
            <text:p><text:span text:style-name="T4">Le coefficient multiplicateur est de 140/100 = 1,4</text:span></text:p>
            <text:p><text:span text:style-name="T4">taux de variation = (140 – 100)/100 * 100 = 40 %</text:span></text:p>
            <text:list text:style-name="L3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2-obj-Titre-et-contenu_5f__5f__5f__5f__5f_" presentation:presentation-page-layout-name="AL2T18">
        <draw:frame presentation:style-name="pr25" draw:layer="layout" svg:width="23.88cm" svg:height="2.707cm" svg:x="1.881cm" svg:y="1.693cm" presentation:class="title" presentation:user-transformed="true">
          <draw:text-box>
            <text:p>Commentaires</text:p>
          </draw:text-box>
        </draw:frame>
        <draw:frame presentation:style-name="pr26" draw:text-style-name="P14" draw:layer="layout" svg:width="25.473cm" svg:height="11.441cm" svg:x="1.727cm" svg:y="4.959cm" presentation:class="outline" presentation:user-transformed="true">
          <draw:text-box>
            <text:list text:style-name="L2">
              <text:list-item>
                <text:p><text:span text:style-name="T10">Outils pour mesurer des évolutions.</text:span></text:p>
              </text:list-item>
              <text:list-item>
                <text:p><text:span text:style-name="T10">Ecart absolu = différence entre année d’arrivée et de départ (exemple soldes).</text:span></text:p>
              </text:list-item>
              <text:list-item>
                <text:p><text:span text:style-name="T10">Utiliser le produit en croix.</text:span></text:p>
              </text:list-item>
              <text:list-item>
                <text:p><text:span text:style-name="T10">T pour temporalité différente (mois, année).</text:span></text:p>
              </text:list-item>
              <text:list-item>
                <text:p><text:span text:style-name="T10">Indice = mix coefficient multiplicateur et taux de variation.</text:span></text:p>
              </text:list-item>
              <text:list-item>
                <text:p><text:span text:style-name="T10">Comprendre les évolutions négatives.</text:span></text:p>
              </text:list-item>
              <text:list-item>
                <text:p><text:span text:style-name="T10">Conclusion : ne pas retenir les formules mais les exemple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style:font-name="Arial" fo:font-family="Arial" style:font-family-generic="swiss" fo:language="fr" fo:country="FR" style:letter-kerning="true" style:font-name-asian="Mangal" style:font-family-asian="Mangal" style:font-pitch-asian="variable" style:language-asian="hi" style:country-asian="IN" style:font-name-complex="Arial" style:font-family-complex="Arial" style:font-family-generic-complex="swiss" style:font-size-complex="10pt"/>
    </style:style>
    <style:style style:name="Index" style:family="graphic">
      <style:paragraph-properties style:text-autospace="none"/>
      <style:text-properties style:font-name="Arial" fo:font-family="Arial" style:font-family-generic="swiss"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style:font-name="Arial" fo:font-family="Arial" style:font-family-generic="swiss" fo:font-size="8pt"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Arial" fo:font-family="Arial" style:font-family-generic="swiss" style:font-name-asian="Mangal1" style:font-family-asian="Mangal"/>
    </style:style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 style:shrink-to-fit="true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ffffff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 style:shrink-to-fit="true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ffffff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 style:shrink-to-fit="true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ffffff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 style:shrink-to-fit="true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ffffff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 style:shrink-to-fit="true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ffffff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 style:shrink-to-fit="true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background" style:display-name="Master1-Layout2-obj-Titre-et-contenu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-backgroundobjects" style:display-name="Master1-Layout2-obj-Titre-et-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-notes" style:display-name="Master1-Layout2-obj-Titre-et-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1" style:display-name="Master1-Layout2-obj-Titre-et-contenu_-outline1" style:family="presentation">
      <style:graphic-properties draw:stroke="none" draw:fill="none" draw:auto-grow-height="false" draw:fit-to-size="shrink-to-fit" style:shrink-to-fit="true">
        <text:list-style style:name="Master1-Layout2-obj-Titre-et-contenu_5f_-outline1" style:display-name="Master1-Layout2-obj-Titre-et-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2" style:display-name="Master1-Layout2-obj-Titre-et-contenu_-outline2" style:family="presentation" style:parent-style-name="Master1-Layout2-obj-Titre-et-contenu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-outline3" style:display-name="Master1-Layout2-obj-Titre-et-contenu_-outline3" style:family="presentation" style:parent-style-name="Master1-Layout2-obj-Titre-et-contenu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-outline4" style:display-name="Master1-Layout2-obj-Titre-et-contenu_-outline4" style:family="presentation" style:parent-style-name="Master1-Layout2-obj-Titre-et-contenu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-outline5" style:display-name="Master1-Layout2-obj-Titre-et-contenu_-outline5" style:family="presentation" style:parent-style-name="Master1-Layout2-obj-Titre-et-contenu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6" style:display-name="Master1-Layout2-obj-Titre-et-contenu_-outline6" style:family="presentation" style:parent-style-name="Master1-Layout2-obj-Titre-et-contenu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7" style:display-name="Master1-Layout2-obj-Titre-et-contenu_-outline7" style:family="presentation" style:parent-style-name="Master1-Layout2-obj-Titre-et-contenu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8" style:display-name="Master1-Layout2-obj-Titre-et-contenu_-outline8" style:family="presentation" style:parent-style-name="Master1-Layout2-obj-Titre-et-contenu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9" style:display-name="Master1-Layout2-obj-Titre-et-contenu_-outline9" style:family="presentation" style:parent-style-name="Master1-Layout2-obj-Titre-et-contenu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subtitle" style:display-name="Master1-Layout2-obj-Titre-et-contenu_-subtitle" style:family="presentation">
      <style:graphic-properties draw:stroke="none" draw:fill="none" draw:textarea-vertical-align="middle">
        <text:list-style style:name="Master1-Layout2-obj-Titre-et-contenu_5f_-subtitle" style:display-name="Master1-Layout2-obj-Titre-et-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title" style:display-name="Master1-Layout2-obj-Titre-et-contenu_-title" style:family="presentation">
      <style:graphic-properties draw:stroke="none" draw:fill="none" draw:textarea-vertical-align="middle">
        <text:list-style style:name="Master1-Layout2-obj-Titre-et-contenu_5f_-title" style:display-name="Master1-Layout2-obj-Titre-et-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background" style:display-name="Master1-Layout2-obj-Titre-et-contenu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-backgroundobjects" style:display-name="Master1-Layout2-obj-Titre-et-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-notes" style:display-name="Master1-Layout2-obj-Titre-et-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outline1" style:display-name="Master1-Layout2-obj-Titre-et-contenu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-outline1" style:display-name="Master1-Layout2-obj-Titre-et-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outline2" style:display-name="Master1-Layout2-obj-Titre-et-contenu__-outline2" style:family="presentation" style:parent-style-name="Master1-Layout2-obj-Titre-et-contenu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-outline3" style:display-name="Master1-Layout2-obj-Titre-et-contenu__-outline3" style:family="presentation" style:parent-style-name="Master1-Layout2-obj-Titre-et-contenu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-outline4" style:display-name="Master1-Layout2-obj-Titre-et-contenu__-outline4" style:family="presentation" style:parent-style-name="Master1-Layout2-obj-Titre-et-contenu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-outline5" style:display-name="Master1-Layout2-obj-Titre-et-contenu__-outline5" style:family="presentation" style:parent-style-name="Master1-Layout2-obj-Titre-et-contenu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6" style:display-name="Master1-Layout2-obj-Titre-et-contenu__-outline6" style:family="presentation" style:parent-style-name="Master1-Layout2-obj-Titre-et-contenu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7" style:display-name="Master1-Layout2-obj-Titre-et-contenu__-outline7" style:family="presentation" style:parent-style-name="Master1-Layout2-obj-Titre-et-contenu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8" style:display-name="Master1-Layout2-obj-Titre-et-contenu__-outline8" style:family="presentation" style:parent-style-name="Master1-Layout2-obj-Titre-et-contenu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9" style:display-name="Master1-Layout2-obj-Titre-et-contenu__-outline9" style:family="presentation" style:parent-style-name="Master1-Layout2-obj-Titre-et-contenu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subtitle" style:display-name="Master1-Layout2-obj-Titre-et-contenu__-subtitle" style:family="presentation">
      <style:graphic-properties draw:stroke="none" draw:fill="none" draw:textarea-vertical-align="middle">
        <text:list-style style:name="Master1-Layout2-obj-Titre-et-contenu_5f__5f_-subtitle" style:display-name="Master1-Layout2-obj-Titre-et-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title" style:display-name="Master1-Layout2-obj-Titre-et-contenu__-title" style:family="presentation">
      <style:graphic-properties draw:stroke="none" draw:fill="none" draw:textarea-vertical-align="middle">
        <text:list-style style:name="Master1-Layout2-obj-Titre-et-contenu_5f__5f_-title" style:display-name="Master1-Layout2-obj-Titre-et-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background" style:display-name="Master1-Layout2-obj-Titre-et-contenu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-backgroundobjects" style:display-name="Master1-Layout2-obj-Titre-et-contenu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-notes" style:display-name="Master1-Layout2-obj-Titre-et-contenu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outline1" style:display-name="Master1-Layout2-obj-Titre-et-contenu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-outline1" style:display-name="Master1-Layout2-obj-Titre-et-contenu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outline2" style:display-name="Master1-Layout2-obj-Titre-et-contenu___-outline2" style:family="presentation" style:parent-style-name="Master1-Layout2-obj-Titre-et-contenu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-outline3" style:display-name="Master1-Layout2-obj-Titre-et-contenu___-outline3" style:family="presentation" style:parent-style-name="Master1-Layout2-obj-Titre-et-contenu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-outline4" style:display-name="Master1-Layout2-obj-Titre-et-contenu___-outline4" style:family="presentation" style:parent-style-name="Master1-Layout2-obj-Titre-et-contenu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-outline5" style:display-name="Master1-Layout2-obj-Titre-et-contenu___-outline5" style:family="presentation" style:parent-style-name="Master1-Layout2-obj-Titre-et-contenu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6" style:display-name="Master1-Layout2-obj-Titre-et-contenu___-outline6" style:family="presentation" style:parent-style-name="Master1-Layout2-obj-Titre-et-contenu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7" style:display-name="Master1-Layout2-obj-Titre-et-contenu___-outline7" style:family="presentation" style:parent-style-name="Master1-Layout2-obj-Titre-et-contenu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8" style:display-name="Master1-Layout2-obj-Titre-et-contenu___-outline8" style:family="presentation" style:parent-style-name="Master1-Layout2-obj-Titre-et-contenu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9" style:display-name="Master1-Layout2-obj-Titre-et-contenu___-outline9" style:family="presentation" style:parent-style-name="Master1-Layout2-obj-Titre-et-contenu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subtitle" style:display-name="Master1-Layout2-obj-Titre-et-contenu___-subtitle" style:family="presentation">
      <style:graphic-properties draw:stroke="none" draw:fill="none" draw:textarea-vertical-align="middle">
        <text:list-style style:name="Master1-Layout2-obj-Titre-et-contenu_5f__5f__5f_-subtitle" style:display-name="Master1-Layout2-obj-Titre-et-contenu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title" style:display-name="Master1-Layout2-obj-Titre-et-contenu___-title" style:family="presentation">
      <style:graphic-properties draw:stroke="none" draw:fill="none" draw:textarea-vertical-align="middle">
        <text:list-style style:name="Master1-Layout2-obj-Titre-et-contenu_5f__5f__5f_-title" style:display-name="Master1-Layout2-obj-Titre-et-contenu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background" style:display-name="Master1-Layout2-obj-Titre-et-contenu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-backgroundobjects" style:display-name="Master1-Layout2-obj-Titre-et-contenu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-notes" style:display-name="Master1-Layout2-obj-Titre-et-contenu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outline1" style:display-name="Master1-Layout2-obj-Titre-et-contenu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-outline1" style:display-name="Master1-Layout2-obj-Titre-et-contenu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outline2" style:display-name="Master1-Layout2-obj-Titre-et-contenu____-outline2" style:family="presentation" style:parent-style-name="Master1-Layout2-obj-Titre-et-contenu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-outline3" style:display-name="Master1-Layout2-obj-Titre-et-contenu____-outline3" style:family="presentation" style:parent-style-name="Master1-Layout2-obj-Titre-et-contenu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-outline4" style:display-name="Master1-Layout2-obj-Titre-et-contenu____-outline4" style:family="presentation" style:parent-style-name="Master1-Layout2-obj-Titre-et-contenu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-outline5" style:display-name="Master1-Layout2-obj-Titre-et-contenu____-outline5" style:family="presentation" style:parent-style-name="Master1-Layout2-obj-Titre-et-contenu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6" style:display-name="Master1-Layout2-obj-Titre-et-contenu____-outline6" style:family="presentation" style:parent-style-name="Master1-Layout2-obj-Titre-et-contenu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7" style:display-name="Master1-Layout2-obj-Titre-et-contenu____-outline7" style:family="presentation" style:parent-style-name="Master1-Layout2-obj-Titre-et-contenu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8" style:display-name="Master1-Layout2-obj-Titre-et-contenu____-outline8" style:family="presentation" style:parent-style-name="Master1-Layout2-obj-Titre-et-contenu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9" style:display-name="Master1-Layout2-obj-Titre-et-contenu____-outline9" style:family="presentation" style:parent-style-name="Master1-Layout2-obj-Titre-et-contenu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subtitle" style:display-name="Master1-Layout2-obj-Titre-et-contenu____-subtitle" style:family="presentation">
      <style:graphic-properties draw:stroke="none" draw:fill="none" draw:textarea-vertical-align="middle">
        <text:list-style style:name="Master1-Layout2-obj-Titre-et-contenu_5f__5f__5f__5f_-subtitle" style:display-name="Master1-Layout2-obj-Titre-et-contenu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title" style:display-name="Master1-Layout2-obj-Titre-et-contenu____-title" style:family="presentation">
      <style:graphic-properties draw:stroke="none" draw:fill="none" draw:textarea-vertical-align="middle">
        <text:list-style style:name="Master1-Layout2-obj-Titre-et-contenu_5f__5f__5f__5f_-title" style:display-name="Master1-Layout2-obj-Titre-et-contenu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background" style:display-name="Master1-Layout2-obj-Titre-et-contenu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-backgroundobjects" style:display-name="Master1-Layout2-obj-Titre-et-contenu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-notes" style:display-name="Master1-Layout2-obj-Titre-et-contenu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outline1" style:display-name="Master1-Layout2-obj-Titre-et-contenu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-outline1" style:display-name="Master1-Layout2-obj-Titre-et-contenu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outline2" style:display-name="Master1-Layout2-obj-Titre-et-contenu_____-outline2" style:family="presentation" style:parent-style-name="Master1-Layout2-obj-Titre-et-contenu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-outline3" style:display-name="Master1-Layout2-obj-Titre-et-contenu_____-outline3" style:family="presentation" style:parent-style-name="Master1-Layout2-obj-Titre-et-contenu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-outline4" style:display-name="Master1-Layout2-obj-Titre-et-contenu_____-outline4" style:family="presentation" style:parent-style-name="Master1-Layout2-obj-Titre-et-contenu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-outline5" style:display-name="Master1-Layout2-obj-Titre-et-contenu_____-outline5" style:family="presentation" style:parent-style-name="Master1-Layout2-obj-Titre-et-contenu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6" style:display-name="Master1-Layout2-obj-Titre-et-contenu_____-outline6" style:family="presentation" style:parent-style-name="Master1-Layout2-obj-Titre-et-contenu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7" style:display-name="Master1-Layout2-obj-Titre-et-contenu_____-outline7" style:family="presentation" style:parent-style-name="Master1-Layout2-obj-Titre-et-contenu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8" style:display-name="Master1-Layout2-obj-Titre-et-contenu_____-outline8" style:family="presentation" style:parent-style-name="Master1-Layout2-obj-Titre-et-contenu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9" style:display-name="Master1-Layout2-obj-Titre-et-contenu_____-outline9" style:family="presentation" style:parent-style-name="Master1-Layout2-obj-Titre-et-contenu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subtitle" style:display-name="Master1-Layout2-obj-Titre-et-contenu_____-subtitle" style:family="presentation">
      <style:graphic-properties draw:stroke="none" draw:fill="none" draw:textarea-vertical-align="middle">
        <text:list-style style:name="Master1-Layout2-obj-Titre-et-contenu_5f__5f__5f__5f__5f_-subtitle" style:display-name="Master1-Layout2-obj-Titre-et-contenu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title" style:display-name="Master1-Layout2-obj-Titre-et-contenu_____-title" style:family="presentation">
      <style:graphic-properties draw:stroke="none" draw:fill="none" draw:textarea-vertical-align="middle">
        <text:list-style style:name="Master1-Layout2-obj-Titre-et-contenu_5f__5f__5f__5f__5f_-title" style:display-name="Master1-Layout2-obj-Titre-et-contenu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background" style:display-name="Master1-Layout2-obj-Titre-et-contenu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-backgroundobjects" style:display-name="Master1-Layout2-obj-Titre-et-contenu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-notes" style:display-name="Master1-Layout2-obj-Titre-et-contenu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outline1" style:display-name="Master1-Layout2-obj-Titre-et-contenu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-outline1" style:display-name="Master1-Layout2-obj-Titre-et-contenu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outline2" style:display-name="Master1-Layout2-obj-Titre-et-contenu______-outline2" style:family="presentation" style:parent-style-name="Master1-Layout2-obj-Titre-et-contenu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-outline3" style:display-name="Master1-Layout2-obj-Titre-et-contenu______-outline3" style:family="presentation" style:parent-style-name="Master1-Layout2-obj-Titre-et-contenu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-outline4" style:display-name="Master1-Layout2-obj-Titre-et-contenu______-outline4" style:family="presentation" style:parent-style-name="Master1-Layout2-obj-Titre-et-contenu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-outline5" style:display-name="Master1-Layout2-obj-Titre-et-contenu______-outline5" style:family="presentation" style:parent-style-name="Master1-Layout2-obj-Titre-et-contenu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6" style:display-name="Master1-Layout2-obj-Titre-et-contenu______-outline6" style:family="presentation" style:parent-style-name="Master1-Layout2-obj-Titre-et-contenu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7" style:display-name="Master1-Layout2-obj-Titre-et-contenu______-outline7" style:family="presentation" style:parent-style-name="Master1-Layout2-obj-Titre-et-contenu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8" style:display-name="Master1-Layout2-obj-Titre-et-contenu______-outline8" style:family="presentation" style:parent-style-name="Master1-Layout2-obj-Titre-et-contenu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9" style:display-name="Master1-Layout2-obj-Titre-et-contenu______-outline9" style:family="presentation" style:parent-style-name="Master1-Layout2-obj-Titre-et-contenu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subtitle" style:display-name="Master1-Layout2-obj-Titre-et-contenu______-subtitle" style:family="presentation">
      <style:graphic-properties draw:stroke="none" draw:fill="none" draw:textarea-vertical-align="middle">
        <text:list-style style:name="Master1-Layout2-obj-Titre-et-contenu_5f__5f__5f__5f__5f__5f_-subtitle" style:display-name="Master1-Layout2-obj-Titre-et-contenu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title" style:display-name="Master1-Layout2-obj-Titre-et-contenu______-title" style:family="presentation">
      <style:graphic-properties draw:stroke="none" draw:fill="none" draw:textarea-vertical-align="middle">
        <text:list-style style:name="Master1-Layout2-obj-Titre-et-contenu_5f__5f__5f__5f__5f__5f_-title" style:display-name="Master1-Layout2-obj-Titre-et-contenu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re-et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re-et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Citation-avec-légende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Citation-avec-légende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Carte-nom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Carte-nom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Carte-nom-citation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Carte-nom-citation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Vrai-ou-faux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Vrai-ou-faux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re-et-texte-vertical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Titre-vertical-et-text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2-obj-Titre-et-contenu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itre-et-contenu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itre-et-contenu_5f_-backgroundobjects">
      <style:graphic-properties draw:stroke="none" draw:fill="none" draw:fill-color="#ffffff" draw:auto-grow-height="false" fo:min-height="1.485cm"/>
    </style:style>
    <style:style style:name="Mpr88" style:family="presentation" style:parent-style-name="Master1-Layout2-obj-Titre-et-contenu_5f_-backgroundobjects">
      <style:graphic-properties draw:stroke="none" draw:fill="none" draw:fill-color="#ffffff" draw:textarea-vertical-align="bottom" draw:auto-grow-height="false" fo:min-height="1.485cm"/>
    </style:style>
    <style:style style:name="Mpr89" style:family="presentation" style:parent-style-name="Master1-Layout2-obj-Titre-et-contenu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itre-et-contenu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itre-et-contenu_5f__5f_-backgroundobjects">
      <style:graphic-properties draw:stroke="none" draw:fill="none" draw:fill-color="#ffffff" draw:auto-grow-height="false" fo:min-height="1.485cm"/>
    </style:style>
    <style:style style:name="Mpr92" style:family="presentation" style:parent-style-name="Master1-Layout2-obj-Titre-et-contenu_5f__5f_-backgroundobjects">
      <style:graphic-properties draw:stroke="none" draw:fill="none" draw:fill-color="#ffffff" draw:textarea-vertical-align="bottom" draw:auto-grow-height="false" fo:min-height="1.485cm"/>
    </style:style>
    <style:style style:name="Mpr93" style:family="presentation" style:parent-style-name="Master1-Layout2-obj-Titre-et-contenu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itre-et-contenu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itre-et-contenu_5f__5f__5f_-backgroundobjects">
      <style:graphic-properties draw:stroke="none" draw:fill="none" draw:fill-color="#ffffff" draw:auto-grow-height="false" fo:min-height="1.485cm"/>
    </style:style>
    <style:style style:name="Mpr96" style:family="presentation" style:parent-style-name="Master1-Layout2-obj-Titre-et-contenu_5f__5f__5f_-backgroundobjects">
      <style:graphic-properties draw:stroke="none" draw:fill="none" draw:fill-color="#ffffff" draw:textarea-vertical-align="bottom" draw:auto-grow-height="false" fo:min-height="1.485cm"/>
    </style:style>
    <style:style style:name="Mpr97" style:family="presentation" style:parent-style-name="Master1-Layout2-obj-Titre-et-contenu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itre-et-contenu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itre-et-contenu_5f__5f__5f__5f_-backgroundobjects">
      <style:graphic-properties draw:stroke="none" draw:fill="none" draw:fill-color="#ffffff" draw:auto-grow-height="false" fo:min-height="1.485cm"/>
    </style:style>
    <style:style style:name="Mpr100" style:family="presentation" style:parent-style-name="Master1-Layout2-obj-Titre-et-contenu_5f__5f__5f__5f_-backgroundobjects">
      <style:graphic-properties draw:stroke="none" draw:fill="none" draw:fill-color="#ffffff" draw:textarea-vertical-align="bottom" draw:auto-grow-height="false" fo:min-height="1.485cm"/>
    </style:style>
    <style:style style:name="Mpr101" style:family="presentation" style:parent-style-name="Master1-Layout2-obj-Titre-et-contenu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itre-et-contenu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itre-et-contenu_5f__5f__5f__5f__5f_-backgroundobjects">
      <style:graphic-properties draw:stroke="none" draw:fill="none" draw:fill-color="#ffffff" draw:auto-grow-height="false" fo:min-height="1.485cm"/>
    </style:style>
    <style:style style:name="Mpr104" style:family="presentation" style:parent-style-name="Master1-Layout2-obj-Titre-et-contenu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05" style:family="presentation" style:parent-style-name="Master1-Layout2-obj-Titre-et-contenu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itre-et-contenu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itre-et-contenu_5f__5f__5f__5f__5f__5f_-backgroundobjects">
      <style:graphic-properties draw:stroke="none" draw:fill="none" draw:fill-color="#ffffff" draw:auto-grow-height="false" fo:min-height="1.485cm"/>
    </style:style>
    <style:style style:name="Mpr108" style:family="presentation" style:parent-style-name="Master1-Layout2-obj-Titre-et-contenu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Facette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Facette-title" draw:layer="backgroundobjects" svg:width="14.848cm" svg:height="11.136cm" svg:x="3.075cm" svg:y="2.257cm" presentation:class="page"/>
        <draw:frame presentation:style-name="Master1-Facet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Modifiez le style du ti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Modifier le style des sous-titres du masqu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Modifiez le style du ti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Modifier les styles du texte du masqu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Modifier les styles du texte du masqu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Modifier les styles du texte du masqu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Modifiez le style du ti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Modifier les styles du texte du masqu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Modifiez le style du ti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z sur l'icône pour ajouter une image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Modifier les styles du texte du masqu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Modifier les styles du texte du masqu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0-cust-Titre-et-légende-title" draw:layer="backgroundobjects" svg:width="0.001cm" svg:height="0.001cm" svg:x="0cm" svg:y="2.257cm" presentation:class="page"/>
        <draw:frame presentation:style-name="Master1-Layout10-cust-Titre-et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Modifier les styles du texte du masque</text:span></text:p>
            </text:list-item>
          </text:list>
        </draw:text-box>
      </draw:frame>
      <draw:frame draw:name="Text Placeholder 2" presentation:style-name="Mpr54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Modifier les styles du texte du masque</text:span></text:p>
            </text:list-item>
          </text:list>
        </draw:text-box>
      </draw:frame>
      <draw:frame draw:name="Date Placeholder 3" presentation:style-name="Mpr5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5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tion-avec-légende-title" draw:layer="backgroundobjects" svg:width="0.001cm" svg:height="0.001cm" svg:x="0cm" svg:y="2.257cm" presentation:class="page"/>
        <draw:frame presentation:style-name="Master1-Layout11-cust-Citation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5" draw:layer="backgroundobjects" svg:width="23.88cm" svg:height="7.21cm" svg:x="1.881cm" svg:y="5.367cm" presentation:class="title">
        <draw:text-box>
          <text:p text:style-name="MP14"><text:span text:style-name="MT16">Modifiez le style du titre</text:span></text:p>
        </draw:text-box>
      </draw:frame>
      <draw:frame draw:name="Text Placeholder 2" presentation:style-name="Mpr59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Modifier les styles du texte du masque</text:span></text:p>
            </text:list-item>
          </text:list>
        </draw:text-box>
      </draw:frame>
      <draw:frame draw:name="Date Placeholder 3" presentation:style-name="Mpr6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6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2-cust-Carte-nom-title" draw:layer="backgroundobjects" svg:width="0.001cm" svg:height="0.001cm" svg:x="0cm" svg:y="2.257cm" presentation:class="page"/>
        <draw:frame presentation:style-name="Master1-Layout12-cust-Carte-nom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5" draw:layer="backgroundobjects" svg:width="22.484cm" svg:height="8.396cm" svg:x="2.587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9" presentation:style-name="Mpr64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Modifier les styles du texte du masque</text:span></text:p>
            </text:list-item>
          </text:list>
        </draw:text-box>
      </draw:frame>
      <draw:frame draw:name="Text Placeholder 2" presentation:style-name="Mpr65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Modifier les styles du texte du masque</text:span></text:p>
            </text:list-item>
          </text:list>
        </draw:text-box>
      </draw:frame>
      <draw:frame draw:name="Date Placeholder 3" presentation:style-name="Mpr6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6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arte-nom-citation-title" draw:layer="backgroundobjects" svg:width="0.001cm" svg:height="0.001cm" svg:x="0cm" svg:y="2.257cm" presentation:class="page"/>
        <draw:frame presentation:style-name="Master1-Layout13-cust-Carte-nom-citation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5" draw:layer="backgroundobjects" svg:width="23.856cm" svg:height="8.396cm" svg:x="1.905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9" presentation:style-name="Mpr70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Modifier les styles du texte du masque</text:span></text:p>
            </text:list-item>
          </text:list>
        </draw:text-box>
      </draw:frame>
      <draw:frame draw:name="Text Placeholder 2" presentation:style-name="Mpr71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Modifier les styles du texte du masque</text:span></text:p>
            </text:list-item>
          </text:list>
        </draw:text-box>
      </draw:frame>
      <draw:frame draw:name="Date Placeholder 3" presentation:style-name="Mpr7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7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4-cust-Vrai-ou-faux-title" draw:layer="backgroundobjects" svg:width="0.001cm" svg:height="0.001cm" svg:x="0cm" svg:y="2.257cm" presentation:class="page"/>
        <draw:frame presentation:style-name="Master1-Layout14-cust-Vrai-ou-faux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Vertical Text Placeholder 2" presentation:style-name="Mpr76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7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5-vertTx-Titre-et-texte-vertical-title" draw:layer="backgroundobjects" svg:width="0.001cm" svg:height="0.001cm" svg:x="0cm" svg:y="2.257cm" presentation:class="page"/>
        <draw:frame presentation:style-name="Master1-Layout15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5" draw:layer="backgroundobjects" svg:width="3.624cm" svg:height="14.587cm" svg:x="22.132cm" svg:y="1.693cm" presentation:class="title">
        <draw:text-box>
          <text:p text:style-name="MP14"><text:span text:style-name="MT2">Modifiez le style du titre</text:span></text:p>
        </draw:text-box>
      </draw:frame>
      <draw:frame draw:name="Vertical Text Placeholder 2" presentation:style-name="Mpr81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8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6-vertTitleAndTx-Titre-vertical-et-texte-title" draw:layer="backgroundobjects" svg:width="0.001cm" svg:height="0.001cm" svg:x="0cm" svg:y="2.257cm" presentation:class="page"/>
        <draw:frame presentation:style-name="Master1-Layout16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" style:display-name="Master1-Layout2-obj-Titre-et-contenu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85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8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8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-title" draw:layer="backgroundobjects" svg:width="0.001cm" svg:height="0.001cm" svg:x="0cm" svg:y="2.257cm" presentation:class="page"/>
        <draw:frame presentation:style-name="Master1-Layout2-obj-Titre-et-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" style:display-name="Master1-Layout2-obj-Titre-et-contenu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89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9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9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-title" draw:layer="backgroundobjects" svg:width="0.001cm" svg:height="0.001cm" svg:x="0cm" svg:y="2.257cm" presentation:class="page"/>
        <draw:frame presentation:style-name="Master1-Layout2-obj-Titre-et-contenu_5f__5f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" style:display-name="Master1-Layout2-obj-Titre-et-contenu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3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93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94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94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4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-title" draw:layer="backgroundobjects" svg:width="0.001cm" svg:height="0.001cm" svg:x="0cm" svg:y="2.257cm" presentation:class="page"/>
        <draw:frame presentation:style-name="Master1-Layout2-obj-Titre-et-contenu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" style:display-name="Master1-Layout2-obj-Titre-et-contenu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7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97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9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9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-title" draw:layer="backgroundobjects" svg:width="0.001cm" svg:height="0.001cm" svg:x="0cm" svg:y="2.257cm" presentation:class="page"/>
        <draw:frame presentation:style-name="Master1-Layout2-obj-Titre-et-contenu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" style:display-name="Master1-Layout2-obj-Titre-et-contenu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0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0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10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-title" draw:layer="backgroundobjects" svg:width="0.001cm" svg:height="0.001cm" svg:x="0cm" svg:y="2.257cm" presentation:class="page"/>
        <draw:frame presentation:style-name="Master1-Layout2-obj-Titre-et-contenu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" style:display-name="Master1-Layout2-obj-Titre-et-contenu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05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0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6-18">6/18/19</text:date></text:span></text:p>
        </draw:text-box>
      </draw:frame>
      <draw:frame draw:name="Footer Placeholder 4" presentation:style-name="Mpr10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-title" draw:layer="backgroundobjects" svg:width="0.001cm" svg:height="0.001cm" svg:x="0cm" svg:y="2.257cm" presentation:class="page"/>
        <draw:frame presentation:style-name="Master1-Layout2-obj-Titre-et-contenu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dc:title>STATISTIQUES CIN 2019</dc:title>
    <meta:initial-creator>Saadi Tayeb</meta:initial-creator>
    <meta:creation-date>2018-04-19T13:04:30Z</meta:creation-date>
    <dc:date>2019-06-18T16:58:01.514000000</dc:date>
    <meta:editing-cycles>21</meta:editing-cycles>
    <meta:editing-duration>PT11H36M12S</meta:editing-duration>
    <meta:print-date>2019-06-18T16:57:45.540000000</meta:print-date>
    <meta:document-statistic meta:object-count="602"/>
    <meta:template xlink:type="simple" xlink:actuate="onRequest" xlink:title="" xlink:href="Facet"/>
  </office:meta>
</office:document-meta>
</file>